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1" style:master-page-name="MP0" style:family="paragraph">
      <style:paragraph-properties fo:break-before="page"/>
    </style:style>
    <style:style style:name="P2" style:parent-style-name="Lijstalinea" style:family="paragraph"/>
    <style:style style:name="P3" style:parent-style-name="Lijstalinea" style:family="paragraph"/>
    <style:style style:name="P4" style:parent-style-name="Lijstalinea" style:family="paragraph"/>
    <style:style style:name="P5" style:parent-style-name="Lijstalinea" style:family="paragraph"/>
    <style:style style:name="P6" style:parent-style-name="Standaard" style:family="paragraph">
      <style:text-properties fo:font-weight="bold" style:font-weight-asian="bold" style:font-weight-complex="bold"/>
    </style:style>
    <style:style style:name="P7" style:parent-style-name="Lijstalinea" style:family="paragraph"/>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Standaard" style:family="paragraph">
      <style:text-properties fo:font-weight="bold" style:font-weight-asian="bold" style:font-weight-complex="bold"/>
    </style:style>
    <style:style style:name="P13" style:parent-style-name="Standaard" style:family="paragraph">
      <style:text-properties fo:font-weight="bold" style:font-weight-asian="bold"/>
    </style:style>
  </office:automatic-styles>
  <office:body>
    <office:text text:use-soft-page-breaks="true">
      <text:h text:style-name="P1" text:outline-level="1">Notities bij Ontwerp</text:h>
      <text:p text:style-name="Standaard"/>
      <text:p text:style-name="Standaard">Het probleem uit de assesment bestaat uit een aantal eenheden die los van elkaar gedefinieerd worden en die aan elkaar gekoppeld zijn. Voor het oplossen van de vragen ben ik begonnen met het maken van<text:s/>definities voor deze eenheden. Ik onderscheid de volgende eenheden:</text:p>
      <text:list text:style-name="LFO1" text:continue-numbering="true">
        <text:list-item>
          <text:p text:style-name="P2">node = plaats die geidentificeerd wordt met een letter van het alfabet</text:p>
        </text:list-item>
        <text:list-item>
          <text:p text:style-name="P3">edge = verbinding tussen twee nodes<text:s/></text:p>
        </text:list-item>
        <text:list-item>
          <text:p text:style-name="P4">weight = afstand van de verbinding tussen twee nodes<text:s/></text:p>
        </text:list-item>
        <text:list-item>
          <text:p text:style-name="P5">route = georderde lijst van afwisselend nodes en edges, die de verbinding tussen een start node en een eind node vormen.<text:s/></text:p>
        </text:list-item>
      </text:list>
      <text:p text:style-name="Standaard"/>
      <text:p text:style-name="P6">Programma opzet</text:p>
      <text:p text:style-name="Standaard">De progamma code heb ik opgesteld in Python, omdat ik veel ervaring heb met deze taal. De code is in hoofdlijnen opgesteld om de 10 vragen te kunnen beantwoorden.</text:p>
      <text:p text:style-name="Standaard">Er zijn 3 bestanden:</text:p>
      <text:list text:style-name="LFO1" text:continue-numbering="true">
        <text:list-item>
          <text:p text:style-name="P7">railroads.py: classes voor programma</text:p>
        </text:list-item>
        <text:list-item>
          <text:p text:style-name="P8">main3.py: rechtstreeks aanroepbare functies</text:p>
        </text:list-item>
        <text:list-item>
          <text:p text:style-name="P9">unittest_gsa.py: (unit)test. <text:s/>Die<text:s/></text:p>
        </text:list-item>
      </text:list>
      <text:p text:style-name="Standaard">In principe worden functies aangeroepen uit het main3.py bestand. Er staan 2 functies die bedoeld zijn om rechtstreeks aan te roepen.<text:s/></text:p>
      <text:list text:style-name="LFO1" text:continue-numbering="true">
        <text:list-item>
          <text:p text:style-name="P10">findroute: <text:s/>kunnen vragen beantwoord worden voor rechtstreekse routes <text:s/>tussen een begin- en een eindpunt.</text:p>
        </text:list-item>
        <text:list-item>
          <text:p text:style-name="P11">findroutes: kunnen vragen beantwoord worden voor routes, waarbij de route doorloopt . <text:s/></text:p>
        </text:list-item>
      </text:list>
      <text:p text:style-name="Standaard">Voor de twee<text:s/>functies bestaat de input uit beginpunt en een eindpunt opgegeven, door middel van een letter, en graph informatie, opgegeven als een list. De output uit de functies bestaat uit een waarde.<text:s/></text:p>
      <text:p text:style-name="Standaard">Door middel van *args en **kwargs kun je een specifieke vraag beantwoorden.</text:p>
      <text:p text:style-name="Standaard">De belangrijkste hulpfunctie is routing. Deze functie bepaalt de rechtstreekse routes die mogelijk zijn op basis van een beginpunt, eindpunt en de graph informatie. Een route wordt opgesteld als een list met een afwisseling van nodes en edges. De route is afgerond als de eind node wordt bereikt.</text:p>
      <text:p text:style-name="Standaard"/>
      <text:p text:style-name="P12">Classes</text:p>
      <text:p text:style-name="Standaard">Classes die aangeroepen worden in main3.py staan in het bestand railroads.py</text:p>
      <text:p text:style-name="Standaard">Ik ben begonnen met classes voor een node- en een edge-objecten te maken, “Node” en “Edge” class object. De edges en nodes worden samengesteld uit de graph. informatie, graph informatie wordt omgezet naar node en edge-objecten via een aparte functie.</text:p>
      <text:p text:style-name="Standaard">Later is een aparte klasse voor een route gemaakt, “Route”. Een route die de eind node bereikt had krijgt een True-waarde mee, routes die het eindpunt niet bereiken krijgen een waarde False mee.</text:p>
      <text:p text:style-name="Standaard"/>
      <text:p text:style-name="Standaard"/>
      <text:p text:style-name="Standaard"/>
      <text:p text:style-name="P13">(Unit)test</text:p>
      <text:p text:style-name="Standaard">De unittest wordt gestart door het aanroepen van het bestand unittest_gsa.py</text:p>
      <text:p text:style-name="Standaard">Met de test worden de uitkomsten van de 10 vragen van de assesment getest.</text:p>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meta:initial-creator>
    <dc:creator>Marc Rotsaert</dc:creator>
    <meta:creation-date>2022-12-18T08:06:00Z</meta:creation-date>
    <dc:date>2023-01-09T08:51:00Z</dc:date>
    <meta:template xlink:href="Normal.dotm" xlink:type="simple"/>
    <meta:editing-cycles>10</meta:editing-cycles>
    <meta:editing-duration>PT19980S</meta:editing-duration>
    <meta:document-statistic meta:page-count="2" meta:paragraph-count="4" meta:word-count="384" meta:character-count="2495" meta:row-count="17" meta:non-whitespace-character-count="2115"/>
  </office:meta>
</office:document-meta>
</file>